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erif" svg:font-family="FreeSerif" style:font-family-generic="roman" style:font-pitch="variable"/>
    <style:font-face style:name="FreeSerif1" svg:font-family="FreeSerif" style:font-adornments="Regula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ing_20_1">
      <style:text-properties officeooo:paragraph-rsid="0037de21"/>
    </style:style>
    <style:style style:name="P2" style:family="paragraph" style:parent-style-name="Heading_20_2">
      <style:text-properties officeooo:paragraph-rsid="0037de21"/>
    </style:style>
    <style:style style:name="P3" style:family="paragraph" style:parent-style-name="Text_20_body">
      <style:paragraph-properties fo:text-align="center" style:justify-single-word="false"/>
      <style:text-properties officeooo:paragraph-rsid="0036b92e"/>
    </style:style>
    <style:style style:name="P4" style:family="paragraph" style:parent-style-name="Heading_20_2">
      <style:paragraph-properties fo:margin-left="0in" fo:margin-right="0in" fo:margin-top="0.0835in" fo:margin-bottom="0in" style:contextual-spacing="false" fo:line-height="115%" fo:text-align="justify" style:justify-single-word="false" text:number-lines="true" text:line-number="0" style:writing-mode="lr-tb"/>
      <style:text-properties style:font-name="FreeSerif" officeooo:paragraph-rsid="0025c2de"/>
    </style:style>
    <style:style style:name="P5" style:family="paragraph" style:parent-style-name="Heading_20_2">
      <style:text-properties style:font-name="FreeSerif" fo:language="en" fo:country="US"/>
    </style:style>
    <style:style style:name="P6" style:family="paragraph" style:parent-style-name="Heading_20_1">
      <style:text-properties style:font-name="FreeSerif"/>
    </style:style>
    <style:style style:name="P7" style:family="paragraph" style:parent-style-name="Heading_20_1">
      <style:text-properties style:font-name="FreeSerif" fo:language="en" fo:country="US"/>
    </style:style>
    <style:style style:name="P8" style:family="paragraph" style:parent-style-name="List_20_Paragraph" style:list-style-name="L11">
      <style:text-properties style:font-name="FreeSerif" fo:language="en" fo:country="US"/>
    </style:style>
    <style:style style:name="P9" style:family="paragraph" style:parent-style-name="List_20_Paragraph" style:list-style-name="L12">
      <style:text-properties style:font-name="FreeSerif" fo:language="en" fo:country="US"/>
    </style:style>
    <style:style style:name="P10" style:family="paragraph" style:parent-style-name="Standard" style:list-style-name="L1">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list-style-name="L5">
      <style:paragraph-properties fo:text-align="justify" style:justify-single-word="false"/>
    </style:style>
    <style:style style:name="P14" style:family="paragraph" style:parent-style-name="Standard" style:list-style-name="L6">
      <style:paragraph-properties fo:text-align="justify" style:justify-single-word="false"/>
    </style:style>
    <style:style style:name="P15" style:family="paragraph" style:parent-style-name="Standard" style:list-style-name="L7">
      <style:paragraph-properties fo:text-align="justify" style:justify-single-word="false"/>
    </style:style>
    <style:style style:name="P16" style:family="paragraph" style:parent-style-name="Standard" style:list-style-name="L8">
      <style:paragraph-properties fo:text-align="justify" style:justify-single-word="false"/>
    </style:style>
    <style:style style:name="P17" style:family="paragraph" style:parent-style-name="Standard" style:list-style-name="L9">
      <style:paragraph-properties fo:text-align="justify" style:justify-single-word="false"/>
    </style:style>
    <style:style style:name="P18" style:family="paragraph" style:parent-style-name="Standard" style:list-style-name="L10">
      <style:text-properties officeooo:paragraph-rsid="00377f4a"/>
    </style:style>
    <style:style style:name="P19" style:family="paragraph" style:parent-style-name="Standard" style:list-style-name="L10">
      <style:text-properties officeooo:paragraph-rsid="003c3e6b"/>
    </style:style>
    <style:style style:name="P20" style:family="paragraph" style:parent-style-name="Standard" style:list-style-name="L13"/>
    <style:style style:name="P21" style:family="paragraph" style:parent-style-name="Standard" style:list-style-name="L14"/>
    <style:style style:name="P22" style:family="paragraph" style:parent-style-name="Standard" style:master-page-name="Standard">
      <style:paragraph-properties fo:text-align="center" style:justify-single-word="false" style:page-number="1"/>
      <style:text-properties style:font-name="FreeSerif" fo:font-size="14pt" fo:font-weight="bold" style:font-size-asian="14pt" style:font-weight-asian="bold" style:font-size-complex="14pt" style:font-weight-complex="bold"/>
    </style:style>
    <style:style style:name="P23" style:family="paragraph" style:parent-style-name="Standard" style:list-style-name="L1">
      <style:text-properties style:font-name="FreeSerif"/>
    </style:style>
    <style:style style:name="P24" style:family="paragraph" style:parent-style-name="Standard" style:list-style-name="L2">
      <style:paragraph-properties fo:text-align="start" style:justify-single-word="false"/>
      <style:text-properties style:font-name="FreeSerif" fo:language="en" fo:country="US" officeooo:paragraph-rsid="003ada0c"/>
    </style:style>
    <style:style style:name="P25" style:family="paragraph" style:parent-style-name="Standard" style:list-style-name="L3">
      <style:paragraph-properties fo:text-align="justify" style:justify-single-word="false"/>
      <style:text-properties style:font-name="FreeSerif"/>
    </style:style>
    <style:style style:name="P26" style:family="paragraph" style:parent-style-name="Standard" style:list-style-name="L25">
      <style:text-properties style:font-name="FreeSerif"/>
    </style:style>
    <style:style style:name="P27" style:family="paragraph" style:parent-style-name="Standard">
      <style:text-properties style:font-name="FreeSerif" style:font-name-complex="Times New Roman1" style:font-size-complex="10pt"/>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officeooo:rsid="0025c2de"/>
    </style:style>
    <style:style style:name="T4" style:family="text">
      <style:text-properties fo:font-weight="normal" style:font-weight-asian="normal" style:font-weight-complex="normal"/>
    </style:style>
    <style:style style:name="T5" style:family="text">
      <style:text-properties style:font-name="FreeSerif"/>
    </style:style>
    <style:style style:name="T6" style:family="text">
      <style:text-properties style:font-name="FreeSerif" fo:font-weight="bold" style:font-weight-asian="bold" style:font-weight-complex="bold"/>
    </style:style>
    <style:style style:name="T7" style:family="text">
      <style:text-properties style:font-name="FreeSerif" style:font-name-complex="Times New Roman1"/>
    </style:style>
    <style:style style:name="T8" style:family="text">
      <style:text-properties style:font-name="FreeSerif" style:font-name-complex="Times New Roman1" style:font-size-complex="10pt"/>
    </style:style>
    <style:style style:name="T9" style:family="text">
      <style:text-properties officeooo:rsid="0037de21"/>
    </style:style>
    <style:style style:name="T10" style:family="text">
      <style:text-properties style:font-name-complex="Times New Roman1"/>
    </style:style>
    <style:style style:name="T11" style:family="text">
      <style:text-properties style:font-name-complex="Times New Roman1" style:font-size-complex="10pt"/>
    </style:style>
    <style:style style:name="T12" style:family="text">
      <style:text-properties style:font-name="FreeSerif"/>
    </style:style>
    <style:style style:name="T13" style:family="text">
      <style:text-properties style:font-name="FreeSerif" fo:font-weight="bold" style:font-weight-asian="bold" style:font-weight-complex="bold"/>
    </style:style>
    <style:style style:name="T14" style:family="text">
      <style:text-properties style:font-name="FreeSerif" style:font-name-complex="Times New Roman1"/>
    </style:style>
    <style:style style:name="T15" style:family="text">
      <style:text-properties style:font-name="FreeSerif" style:font-name-complex="Times New Roman1" style:font-size-complex="10pt"/>
    </style:style>
    <style:style style:name="T16" style:family="text">
      <style:text-properties style:font-name="FreeSerif" fo:language="en" fo:country="US"/>
    </style:style>
    <style:style style:name="T17" style:family="text">
      <style:text-properties style:font-name="FreeSerif" officeooo:rsid="0037de2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JOSENALDO DE OLIVEIRA MATOS FILHO</text:p>
      <text:p text:style-name="P3"><text:span text:style-name="T6">Senior Full Stack Engineer (Java/Spring + React/TypeScript) | Remote Contractor (LATAM)<text:line-break/></text:span><text:span text:style-name="T8">Location: Uberlândia, Minas Gerais, Brazil | Time Zone: GMT-3 (São Paulo Time)<text:line-break/></text:span><text:a xlink:type="simple" xlink:href="https://wa.me/5534991830215" text:style-name="Internet_20_link" text:visited-style-name="Visited_20_Internet_20_Link"><text:span text:style-name="Internet_20_link"><text:span text:style-name="T8">+55 34 991830215</text:span></text:span></text:a><text:span text:style-name="T8"> | </text:span><text:a xlink:type="simple" xlink:href="mailto:josenaldo@gmail.com" text:style-name="Internet_20_link" text:visited-style-name="Visited_20_Internet_20_Link"><text:span text:style-name="Internet_20_link"><text:span text:style-name="T8">josenaldo@gmail.com</text:span></text:span></text:a><text:span text:style-name="Internet_20_link"><text:span text:style-name="T8"><text:line-break/></text:span></text:span><text:a xlink:type="simple" xlink:href="https://github.com/josenaldo" text:style-name="Internet_20_link" text:visited-style-name="Visited_20_Internet_20_Link"><text:span text:style-name="Internet_20_link"><text:span text:style-name="T7">https://github.com/josenaldo</text:span></text:span></text:a><text:span text:style-name="T7"> | </text:span><text:a xlink:type="simple" xlink:href="https://linkedin.com/in/josenaldo" text:style-name="Internet_20_link" text:visited-style-name="Visited_20_Internet_20_Link"><text:span text:style-name="Internet_20_link"><text:span text:style-name="T7">https://linkedin.com/in/josenaldo</text:span></text:span></text:a></text:p>
      <text:h text:style-name="P6" text:outline-level="1">SUMMARY</text:h>
      <text:list text:style-name="L1">
        <text:list-item>
          <text:p text:style-name="P23">Senior Full Stack Engineer with <text:span text:style-name="T1">20+ years of experience</text:span> building and modernizing web platforms across education, media, telecom, and marketing. Strong background in system architecture (<text:span text:style-name="T1">OOP, SOLID, Design Patterns, Clean/Hexagonal Architecture</text:span>) and hands-on delivery with <text:span text:style-name="T1">Java</text:span> (<text:span text:style-name="T1">Spring Boot</text:span>) and <text:span text:style-name="T1">JavaScript/TypeScript</text:span> (<text:span text:style-name="T1">React/Next.js</text:span>). Recent work includes modernizing a newspaper platform by migrating legacy EJB services into <text:span text:style-name="T1">Spring Boot microservices</text:span> and enabling event-driven integrations with <text:span text:style-name="T1">Kafka</text:span>; revitalizing a medical education platform by streamlining delivery workflows, reducing manual work by 97% and cutting deployment time from <text:span text:style-name="T1">~2 hours to ~2 minutes</text:span>; and delivering a multi-app ecosystem (1 backend/3 frontends) for a high-visibility project, supporting <text:span text:style-name="T1">traffic peaks of ~200k users</text:span>. Comfortable working in <text:span text:style-name="T1">remote</text:span>, <text:span text:style-name="T1">high-ownership contractor roles,</text:span> collaborating closely with product and DevOps to ship production-grade systems.</text:p>
        </text:list-item>
      </text:list>
      <text:h text:style-name="P7" text:outline-level="1">SKILLS</text:h>
      <text:list text:style-name="L2">
        <text:list-item>
          <text:p text:style-name="P24"><text:span text:style-name="T1">Core Stack:</text:span> Java (Spring Boot), React, TypeScript, Node.js (Express)</text:p>
        </text:list-item>
        <text:list-item>
          <text:p text:style-name="P24"><text:span text:style-name="T1">Backend (Java):</text:span> Spring Security, Spring Data JPA, Hibernate, JDBC, Maven/Gradle</text:p>
        </text:list-item>
        <text:list-item>
          <text:p text:style-name="P24"><text:span text:style-name="T1">Backend (Node.js): </text:span>REST APIs, JWT Auth, BullMQ</text:p>
        </text:list-item>
        <text:list-item>
          <text:p text:style-name="P24"><text:span text:style-name="T1">Frontend</text:span>: React, Next.js, Mantine, MUI, TanStack Query (React Query), React Hook Form, React Router, Zod, HTML, CSS</text:p>
        </text:list-item>
        <text:list-item>
          <text:p text:style-name="P24"><text:span text:style-name="T1">Databases</text:span>: PostgreSQL, MySQL, Database Modeling, Sequelize (Migrations)</text:p>
        </text:list-item>
        <text:list-item>
          <text:p text:style-name="P24"><text:span text:style-name="T1">Architecture</text:span>: OOP, SOLID, Design Patterns, Clean Architecture, Hexagonal Architecture, DDD, Microservices</text:p>
        </text:list-item>
        <text:list-item>
          <text:p text:style-name="P24"><text:span text:style-name="T1">Testing</text:span>: JUnit, Mockito, Jest, React Testing Library, AssertJ, Hamcrest</text:p>
        </text:list-item>
        <text:list-item>
          <text:p text:style-name="P24"><text:span text:style-name="T1">AI &amp; Developer Productivity: </text:span><text:span text:style-name="T4">GitHub Copilot (Chat &amp; Agents), ChatGPT, Junie (IntelliJ), prompt engineering, reusable prompt libraries (/commands), AI-assisted testing, refactoring, code review, and documentation</text:span></text:p>
        </text:list-item>
        <text:list-item>
          <text:p text:style-name="P24"><text:span text:style-name="T1">DevOps &amp; Tooling</text:span>: Git, GitHub, GitHub Actions (CI/CD), Docker, Docker Compose</text:p>
        </text:list-item>
        <text:list-item>
          <text:p text:style-name="P24"><text:span text:style-name="T1">Agile &amp; Collaboration</text:span>: Scrum, Kanban, Mentoring, Technical Leadership, Technical Documentation</text:p>
        </text:list-item>
        <text:list-item>
          <text:p text:style-name="P24"><text:span text:style-name="T1">Languages</text:span>: Portuguese (Native), English (B2 – Upper Intermediate)</text:p>
        </text:list-item>
        <text:list-item>
          <text:p text:style-name="P24"><text:span text:style-name="T1">Strengths</text:span>: Ownership, reliability, end-to-end delivery, clear communication, continuous improvement, resilience.</text:p>
        </text:list-item>
      </text:list>
      <text:h text:style-name="P7" text:outline-level="1">PROFESSIONAL EXPERIENCE</text:h>
      <text:h text:style-name="P4" text:outline-level="2"><text:span text:style-name="T2">Senior Full Stack Developer | MedEspecialista | </text:span><text:span text:style-name="T3">June</text:span><text:span text:style-name="T2"> 202</text:span><text:span text:style-name="T3">4</text:span><text:span text:style-name="T2"> – Current</text:span></text:h>
      <text:list text:style-name="L3">
        <text:list-item>
          <text:p text:style-name="P25">Took full ownership of maintaining and modernizing a medical education platform, refactoring a previously unstructured codebase into a more modular, maintainable architecture across frontend and backend components, improving scalability, developer productivity, and long-term maintainability.</text:p>
        </text:list-item>
        <text:list-item>
          <text:p text:style-name="P11"><text:span text:style-name="T5">Modernized the frontend stack by migrating the Admin app from </text:span><text:span text:style-name="Strong_20_Emphasis"><text:span text:style-name="T5">Create React App (JavaScript)</text:span></text:span><text:span text:style-name="T5"> to </text:span><text:span text:style-name="Strong_20_Emphasis"><text:span text:style-name="T5">Vite + TypeScript</text:span></text:span><text:span text:style-name="T5">, adopting </text:span><text:span text:style-name="Strong_20_Emphasis"><text:span text:style-name="T5">React Router</text:span></text:span><text:span text:style-name="T5">, </text:span><text:span text:style-name="Strong_20_Emphasis"><text:span text:style-name="T5">Zod</text:span></text:span><text:span text:style-name="T5">, and </text:span><text:span text:style-name="Strong_20_Emphasis"><text:span text:style-name="T5">TanStack Query (React Query)</text:span></text:span><text:span text:style-name="T5"> (Axios-powered) to replace manual </text:span><text:span text:style-name="Strong_20_Emphasis"><text:span text:style-name="T5">Axios + useEffect</text:span></text:span><text:span text:style-name="T5"> patterns with reusable hooks, improving consistency, caching, and maintainability.</text:span></text:p>
        </text:list-item>
        <text:list-item>
          <text:p text:style-name="P11"><text:span text:style-name="T5">Improved backend reliability and maintainability on </text:span><text:span text:style-name="Strong_20_Emphasis"><text:span text:style-name="T5">Node.js + Express</text:span></text:span><text:span text:style-name="T5">, with </text:span><text:span text:style-name="Strong_20_Emphasis"><text:span text:style-name="T5">JWT-based authentication</text:span></text:span><text:span text:style-name="T5">, </text:span><text:span text:style-name="Strong_20_Emphasis"><text:span text:style-name="T5">BullMQ</text:span></text:span><text:span text:style-name="T5"> for background processing/queues, and </text:span><text:span text:style-name="Strong_20_Emphasis"><text:span text:style-name="T5">PostgreSQL</text:span></text:span><text:span text:style-name="T5"> persistence via </text:span><text:span text:style-name="Strong_20_Emphasis"><text:span text:style-name="T5">Sequelize</text:span></text:span><text:span text:style-name="T5"> (including legacy/complex migration management), ensuring consistent behavior across environments and production.</text:span></text:p>
        </text:list-item>
        <text:list-item>
          <text:p text:style-name="P11"><text:span text:style-name="T5">Started a backend modernization initiative by rewriting services using </text:span><text:span text:style-name="Strong_20_Emphasis"><text:span text:style-name="T5">Clean Architecture</text:span></text:span><text:span text:style-name="T5"> (Domain / Application / Infrastructure), structuring business logic around </text:span><text:span text:style-name="Strong_20_Emphasis"><text:span text:style-name="T5">Use Cases</text:span></text:span><text:span text:style-name="T5">, and laying the groundwork for a future migration to </text:span><text:span text:style-name="Strong_20_Emphasis"><text:span text:style-name="T5">NestJS + TypeScript</text:span></text:span><text:span text:style-name="T5">.</text:span></text:p>
        </text:list-item>
        <text:list-item>
          <text:p text:style-name="P11"><text:span text:style-name="T5">Implemented a complete staging/homologation workflow and automated releases through </text:span><text:span text:style-name="Strong_20_Emphasis"><text:span text:style-name="T5">GitHub Actions CI/CD</text:span></text:span><text:span text:style-name="T5">, reducing deployment time from ~1 hour to ~2 minutes and enabling repeatable deployments; accelerated delivery by operationalizing </text:span><text:span text:style-name="Strong_20_Emphasis"><text:span text:style-name="T5">GitHub Copilot agents</text:span></text:span><text:span text:style-name="T5"> (skills/prompts/instructions) and a documentation-driven workflow (Markdown), enabling faster implementation, automated testing, and code reviews — cutting lead time from ~2 weeks to ~1 week, with fewer bugs and better test coverage (</text:span><text:span text:style-name="Strong_20_Emphasis"><text:span text:style-name="T5">Jest</text:span></text:span><text:span text:style-name="T5">, </text:span><text:span text:style-name="Strong_20_Emphasis"><text:span text:style-name="T5">React Testing Library</text:span></text:span><text:span text:style-name="T5">).</text:span></text:p>
        </text:list-item>
      </text:list>
      <text:h text:style-name="P4" text:outline-level="2"><text:span text:style-name="T2">Senior Full Stack Developer | Muvz | October 2023 – </text:span><text:span text:style-name="T3">April 2024</text:span></text:h>
      <text:list xml:id="list2779902683" text:style-name="L4">
        <text:list-item>
          <text:p text:style-name="P12"><text:span text:style-name="T16">Led a modernization initiative for a major newspaper client, migrating legacy </text:span><text:span text:style-name="Strong_20_Emphasis"><text:span text:style-name="T16">Java (EJB)</text:span></text:span><text:span text:style-name="T16"> services into </text:span><text:span text:style-name="Strong_20_Emphasis"><text:span text:style-name="T16">5 Spring Boot microservices</text:span></text:span><text:span text:style-name="T16"> using </text:span><text:span text:style-name="Strong_20_Emphasis"><text:span text:style-name="T16">Java 17</text:span></text:span><text:span text:style-name="T16">, </text:span><text:span text:style-name="Strong_20_Emphasis"><text:span text:style-name="T16">Spring Security</text:span></text:span><text:span text:style-name="T16">, </text:span><text:span text:style-name="Strong_20_Emphasis"><text:span text:style-name="T16">Spring Data JPA</text:span></text:span><text:span text:style-name="T16">, </text:span><text:span text:style-name="Strong_20_Emphasis"><text:span text:style-name="T16">Spring Cloud OpenFeign</text:span></text:span><text:span text:style-name="T16">, and </text:span><text:span text:style-name="Strong_20_Emphasis"><text:span text:style-name="T16">Apache Kafka</text:span></text:span><text:span text:style-name="T16">, improving scalability, reliability, and delivery speed.</text:span></text:p>
        </text:list-item>
        <text:list-item text:style-override="L5">
          <text:p text:style-name="P13"><text:span text:style-name="T5">Delivered modern web interfaces using </text:span><text:span text:style-name="Strong_20_Emphasis"><text:span text:style-name="T5">TypeScript</text:span></text:span><text:span text:style-name="T5">, </text:span><text:span text:style-name="Strong_20_Emphasis"><text:span text:style-name="T5">React</text:span></text:span><text:span text:style-name="T5">, </text:span><text:span text:style-name="Strong_20_Emphasis"><text:span text:style-name="T5">Next.js</text:span></text:span><text:span text:style-name="T5">, </text:span><text:span text:style-name="Strong_20_Emphasis"><text:span text:style-name="T5">React Admin</text:span></text:span><text:span text:style-name="T5">, </text:span><text:span text:style-name="Strong_20_Emphasis"><text:span text:style-name="T5">React Hook Form</text:span></text:span><text:span text:style-name="T5">, </text:span><text:span text:style-name="Strong_20_Emphasis"><text:span text:style-name="T5">TanStack Query (React Query)</text:span></text:span><text:span text:style-name="T5">, and </text:span><text:span text:style-name="Strong_20_Emphasis"><text:span text:style-name="T5">MUI</text:span></text:span><text:span text:style-name="T5">, enhancing user experience and maintainability across multiple product areas.</text:span></text:p>
        </text:list-item>
        <text:list-item text:style-override="L6">
          <text:p text:style-name="P14"><text:soft-page-break/><text:span text:style-name="T5">Built a centralized </text:span><text:span text:style-name="Strong_20_Emphasis"><text:span text:style-name="T5">Back-office platform</text:span></text:span><text:span text:style-name="T5"> (Spring Boot + React Admin) to manage shared configurations and operational workflows across microservices, improving system governance and reducing operational overhead.</text:span></text:p>
        </text:list-item>
        <text:list-item text:style-override="L7">
          <text:p text:style-name="P15"><text:span text:style-name="T5">Spearheaded the adoption of </text:span><text:span text:style-name="Strong_20_Emphasis"><text:span text:style-name="T5">Apache Kafka</text:span></text:span><text:span text:style-name="T5"> by leading technical discovery, building </text:span><text:span text:style-name="Strong_20_Emphasis"><text:span text:style-name="T5">proof-of-concepts</text:span></text:span><text:span text:style-name="T5"> with Spring, enabling local development via </text:span><text:span text:style-name="Strong_20_Emphasis"><text:span text:style-name="T5">Docker</text:span></text:span><text:span text:style-name="T5">, and driving production readiness through collaborative architecture decisions.</text:span></text:p>
        </text:list-item>
        <text:list-item text:style-override="L8">
          <text:p text:style-name="P16"><text:span text:style-name="T5">Partnered with DevOps to deploy and operate a Kafka cluster on </text:span><text:span text:style-name="Strong_20_Emphasis"><text:span text:style-name="T5">Kubernetes</text:span></text:span><text:span text:style-name="T5">, and built multiple event-driven integrations — including an </text:span><text:span text:style-name="Strong_20_Emphasis"><text:span text:style-name="T5">email delivery microservice</text:span></text:span><text:span text:style-name="T5"> with </text:span><text:span text:style-name="Strong_20_Emphasis"><text:span text:style-name="T5">logging and auditing</text:span></text:span><text:span text:style-name="T5"> to support reliable asynchronous communication.</text:span></text:p>
        </text:list-item>
        <text:list-item text:style-override="L9">
          <text:p text:style-name="P17"><text:span text:style-name="T5">Provided technical leadership and mentorship by reinforcing </text:span><text:span text:style-name="Strong_20_Emphasis"><text:span text:style-name="T5">Hexagonal Architecture</text:span></text:span><text:span text:style-name="T5">, </text:span><text:span text:style-name="Strong_20_Emphasis"><text:span text:style-name="T5">SOLID</text:span></text:span><text:span text:style-name="T5">, and </text:span><text:span text:style-name="Strong_20_Emphasis"><text:span text:style-name="T5">DDD</text:span></text:span><text:span text:style-name="T5">, and helped eliminate an estimated </text:span><text:span text:style-name="Strong_20_Emphasis"><text:span text:style-name="T5">3-month project delay</text:span></text:span><text:span text:style-name="T5">, enabling on-time delivery and stronger engineering execution.</text:span></text:p>
        </text:list-item>
      </text:list>
      <text:h text:style-name="P5" text:outline-level="2">Senior Full Stack Developer | Conddiz | March 2022 – August 2022</text:h>
      <text:list text:style-name="L10">
        <text:list-item>
          <text:p text:style-name="P18"><text:span text:style-name="T5">Joined remotely as a senior engineer/architect on a high-visibility project supporting a major Brazilian presidential campaign, taking ownership of </text:span><text:span text:style-name="Strong_20_Emphasis"><text:span text:style-name="T5">frontend architecture</text:span></text:span><text:span text:style-name="T5"> and delivery while partnering with a DevOps/project lead responsible for infrastructure and releases (</text:span><text:span text:style-name="Strong_20_Emphasis"><text:span text:style-name="T5">ownership without DevOps</text:span></text:span><text:span text:style-name="T5">).</text:span></text:p>
        </text:list-item>
        <text:list-item>
          <text:p text:style-name="P18"><text:span text:style-name="T5">Designed and delivered a scalable multi-app ecosystem with </text:span><text:span text:style-name="Strong_20_Emphasis"><text:span text:style-name="T5">1 backend serving 3 frontends</text:span></text:span><text:span text:style-name="T5">, using </text:span><text:span text:style-name="Strong_20_Emphasis"><text:span text:style-name="T5">Node.js</text:span></text:span><text:span text:style-name="T5">, </text:span><text:span text:style-name="Strong_20_Emphasis"><text:span text:style-name="T5">Strapi</text:span></text:span><text:span text:style-name="T5">, and </text:span><text:span text:style-name="Strong_20_Emphasis"><text:span text:style-name="T5">MySQL</text:span></text:span><text:span text:style-name="T5">, including content modeling (</text:span><text:span text:style-name="Strong_20_Emphasis"><text:span text:style-name="T5">Content Types</text:span></text:span><text:span text:style-name="T5">), authentication/registration flows, and integrations across the platform.</text:span></text:p>
        </text:list-item>
        <text:list-item>
          <text:p text:style-name="P19"><text:span text:style-name="T5">Built the official campaign website and two production-ready </text:span><text:span text:style-name="Strong_20_Emphasis"><text:span text:style-name="T5">PWAs</text:span></text:span><text:span text:style-name="T5"> using </text:span><text:span text:style-name="Strong_20_Emphasis"><text:span text:style-name="T5">React</text:span></text:span><text:span text:style-name="T5">, </text:span><text:span text:style-name="Strong_20_Emphasis"><text:span text:style-name="T5">Next.js</text:span></text:span><text:span text:style-name="T5">, </text:span><text:span text:style-name="Strong_20_Emphasis"><text:span text:style-name="T5">MUI</text:span></text:span><text:span text:style-name="T5">, </text:span><text:span text:style-name="Strong_20_Emphasis"><text:span text:style-name="T5">TanStack Query (React Query)</text:span></text:span><text:span text:style-name="T5"> + </text:span><text:span text:style-name="Strong_20_Emphasis"><text:span text:style-name="T5">Axios</text:span></text:span><text:span text:style-name="T5">, and </text:span><text:span text:style-name="Strong_20_Emphasis"><text:span text:style-name="T5">React Hook Form</text:span></text:span><text:span text:style-name="T5">, integrating with </text:span><text:span text:style-name="Strong_20_Emphasis"><text:span text:style-name="T5">YouTube</text:span></text:span><text:span text:style-name="T5">, </text:span><text:span text:style-name="Strong_20_Emphasis"><text:span text:style-name="T5">TikTok</text:span></text:span><text:span text:style-name="T5">, </text:span><text:span text:style-name="Strong_20_Emphasis"><text:span text:style-name="T5">Instagram</text:span></text:span><text:span text:style-name="T5">, </text:span><text:span text:style-name="Strong_20_Emphasis"><text:span text:style-name="T5">Facebook</text:span></text:span><text:span text:style-name="T5">, </text:span><text:span text:style-name="Strong_20_Emphasis"><text:span text:style-name="T5">Twitter/X</text:span></text:span><text:span text:style-name="T5">, and </text:span><text:span text:style-name="Strong_20_Emphasis"><text:span text:style-name="T5">WhatsApp</text:span></text:span><text:span text:style-name="T5">; supported traffic peaks of ~</text:span><text:span text:style-name="Strong_20_Emphasis"><text:span text:style-name="T5">200k users/visitors</text:span></text:span><text:span text:style-name="T5"> during critical campaign moments.</text:span></text:p>
        </text:list-item>
      </text:list>
      <text:h text:style-name="P5" text:outline-level="2">Software Architect | Digidados | February 2015 – November 2016</text:h>
      <text:list text:style-name="L11">
        <text:list-item>
          <text:p text:style-name="P8">Worked as Software Architect for the project (Condominium Management System), with responsibilities including gathering requirements from users and the Project Owner, developing the system architecture, and overseeing application construction.</text:p>
        </text:list-item>
        <text:list-item>
          <text:p text:style-name="P8">Coordinated and mentored the team, focusing on technologies like Java and the Spring ecosystem (Spring Boot, Framework, Data, Security), JavaScript, AngularJS, MySQL, and AWS (EC2 and S3) while promoting good development practices.</text:p>
        </text:list-item>
      </text:list>
      <text:h text:style-name="P5" text:outline-level="2">Senior Java Developer | Sankhya | November 2013 – January 2015</text:h>
      <text:list text:style-name="L12">
        <text:list-item>
          <text:p text:style-name="P9">Developed a printing management service for the Sankhya ERP, replacing the previous service based on Java Applets (a discontinued technology). The new service was implemented in Java 8, Guice, and JUnit (for testing), with the front-end developed in Adobe Flex and communication via REST.</text:p>
        </text:list-item>
        <text:list-item>
          <text:p text:style-name="P9">Contributed to Sankhya ERP improvements using Java EE on the back-end and Adobe Flex on the front-end.</text:p>
        </text:list-item>
      </text:list>
      <text:h text:style-name="P1" text:outline-level="1"><text:span text:style-name="Strong_20_Emphasis"><text:span text:style-name="T5">Community / Leadership</text:span></text:span></text:h>
      <text:h text:style-name="P2" text:outline-level="2"><text:span text:style-name="Strong_20_Emphasis"><text:span text:style-name="T17">JUG </text:span></text:span><text:span text:style-name="Strong_20_Emphasis"><text:span text:style-name="T5">Leader </text:span></text:span><text:span text:style-name="Strong_20_Emphasis"><text:span text:style-name="T17">| UAIJUG – Java Users Group (Triângulo Mineiro) | July </text:span></text:span><text:span text:style-name="Strong_20_Emphasis"><text:span text:style-name="T5">200</text:span></text:span><text:span text:style-name="Strong_20_Emphasis"><text:span text:style-name="T17">9</text:span></text:span><text:span text:style-name="Strong_20_Emphasis"><text:span text:style-name="T5"> – </text:span></text:span><text:span text:style-name="Strong_20_Emphasis"><text:span text:style-name="T17">October </text:span></text:span><text:span text:style-name="Strong_20_Emphasis"><text:span text:style-name="T5">201</text:span></text:span><text:span text:style-name="Strong_20_Emphasis"><text:span text:style-name="T17">8</text:span></text:span></text:h>
      <text:list text:style-name="L13">
        <text:list-item>
          <text:p text:style-name="P20"><text:span text:style-name="T5">Organized and supported community events, technical talks, and training sessions to promote the </text:span><text:span text:style-name="Strong_20_Emphasis"><text:span text:style-name="T5">Java ecosystem</text:span></text:span><text:span text:style-name="T5"> and knowledge sharing in the region.</text:span></text:p>
        </text:list-item>
      </text:list>
      <text:h text:style-name="P6" text:outline-level="1">Selected Training / Professional Development</text:h>
      <text:list text:style-name="L25">
        <text:list-item>
          <text:p text:style-name="P26">Clean Architecture — Full Cycle (2024) · 30h</text:p>
        </text:list-item>
        <text:list-item>
          <text:p text:style-name="P26">Hexagonal Architecture — Full Cycle (2024) · 18h</text:p>
        </text:list-item>
        <text:list-item>
          <text:p text:style-name="P26">DDD: Tactical Patterns &amp; Modeling — Full Cycle (2024) · 34h</text:p>
        </text:list-item>
        <text:list-item>
          <text:p text:style-name="P26">Event Storming in Practice — Full Cycle (2024) · 10h</text:p>
        </text:list-item>
        <text:list-item>
          <text:p text:style-name="P26">Event-Driven Architecture (EDA) — Full Cycle (2024) · 10h</text:p>
        </text:list-item>
        <text:list-item>
          <text:p text:style-name="P26">Communication Between Systems (REST, GraphQL, gRPC) — Full Cycle (2024) · 18h</text:p>
        </text:list-item>
        <text:list-item>
          <text:p text:style-name="P26">Docker — Full Cycle (2024) · 21h</text:p>
        </text:list-item>
        <text:list-item>
          <text:p text:style-name="P26">Kafka for Developers using Spring Boot — Udemy (2024) · 17h</text:p>
        </text:list-item>
        <text:list-item>
          <text:p text:style-name="P26">Full Stack Open (Parts 1–7) — University of Helsinki (2023) · 225h</text:p>
        </text:list-item>
        <text:list-item>
          <text:p text:style-name="P26">Create Your Next App using Next.js and Strapi — Jamstack Training (2022) · 20h</text:p>
        </text:list-item>
      </text:list>
      <text:p text:style-name="P27"><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FreeSerif" svg:font-family="FreeSerif" style:font-family-generic="roman" style:font-pitch="variable"/>
    <style:font-face style:name="FreeSerif1" svg:font-family="FreeSerif" style:font-adornments="Regular"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justify" style:justify-single-word="false" fo:orphans="2" fo:widows="2" style:writing-mode="lr-tb"/>
      <style:text-properties style:font-name="Times New Roman" fo:font-family="'Times New Roman'" style:font-family-generic="roman" style:font-pitch="variable" fo:font-size="10pt" style:font-size-asian="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text-properties style:font-name="FreeSerif1" fo:font-family="FreeSerif" style:font-style-name="Regular" style:font-family-generic="roman"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Título_20_1_20_Char" style:default-outline-level="1" style:list-style-name="" style:class="text">
      <style:paragraph-properties fo:margin-top="0.1665in" fo:margin-bottom="0.0835in" style:contextual-spacing="false" fo:padding="0.0201in" fo:border-left="none" fo:border-right="none" fo:border-top="none" fo:border-bottom="0.06pt solid #333333"/>
      <style:text-properties fo:text-transform="uppercase" fo:font-weight="bold" style:font-weight-asian="bold" style:font-size-complex="18pt"/>
    </style:style>
    <style:style style:name="Heading_20_2" style:display-name="Heading 2" style:family="paragraph" style:parent-style-name="Standard" style:next-style-name="Standard" loext:linked-style-name="Título_20_2_20_Char" style:default-outline-level="2" style:list-style-name="" style:class="text">
      <style:paragraph-properties fo:margin-top="0.0835in" fo:margin-bottom="0in" style:contextual-spacing="false"/>
      <style:text-properties fo:font-weight="bold" style:font-weight-asian="bold" style:font-size-complex="14pt"/>
    </style:style>
    <style:style style:name="Heading_20_3" style:display-name="Heading 3" style:family="paragraph" style:parent-style-name="Standard" style:next-style-name="Standard" loext:linked-style-name="Título_20_3_20_Char" style:default-outline-level="3" style:list-style-name="" style:class="text">
      <style:paragraph-properties fo:margin-top="0.0835in" fo:margin-bottom="0in" style:contextual-spacing="false"/>
      <style:text-properties fo:font-size="12pt" fo:font-weight="bold" style:font-size-asian="12pt" style:font-weight-asian="bold" style:font-size-complex="12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in" fo:margin-bottom="0.0417in"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in" fo:margin-bottom="0.222in" style:contextual-spacing="false" fo:keep-together="always" fo:keep-with-next="always"/>
      <style:text-properties fo:color="#666666" loext:opacity="100%" fo:font-size="15pt" style:font-size-asian="15pt" style:font-size-complex="15pt"/>
    </style:style>
    <style:style style:name="List_20_Paragraph" style:display-name="List Paragraph" style:family="paragraph" style:parent-style-name="Standard">
      <style:paragraph-properties fo:margin-left="0.5in" fo:margin-top="0in" fo:margin-bottom="0in"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line-height="100%">
        <style:tab-stops>
          <style:tab-stop style:position="2.9528in" style:type="center"/>
          <style:tab-stop style:position="5.9055in" style:type="right"/>
        </style:tab-stops>
      </style:paragraph-properties>
    </style:style>
    <style:style style:name="Footer" style:family="paragraph" style:parent-style-name="Standard" loext:linked-style-name="Rodapé_20_Char" style:class="extra">
      <style:paragraph-properties fo:line-height="100%">
        <style:tab-stops>
          <style:tab-stop style:position="2.9528in" style:type="center"/>
          <style:tab-stop style:position="5.905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notion-enable-hover" style:family="text" style:parent-style-name="Default_20_Paragraph_20_Font"/>
    <style:style style:name="Título_20_3_20_Char" style:display-name="Título 3 Char" style:family="text" style:parent-style-name="Default_20_Paragraph_20_Font" loext:linked-style-name="Heading_20_3">
      <style:text-properties fo:font-size="12pt" fo:font-weight="bold" style:font-size-asian="12pt" style:font-weight-asian="bold" style:font-size-complex="12pt"/>
    </style:style>
    <style:style style:name="Título_20_1_20_Char" style:display-name="Título 1 Char" style:family="text" style:parent-style-name="Default_20_Paragraph_20_Font" loext:linked-style-name="Heading_20_1">
      <style:text-properties fo:text-transform="uppercase" style:font-name="Times New Roman" fo:font-family="'Times New Roman'" style:font-family-generic="roman" style:font-pitch="variable" fo:font-size="10pt" fo:font-weight="bold" style:font-size-asian="10pt" style:font-weight-asian="bold" style:font-size-complex="18pt"/>
    </style:style>
    <style:style style:name="Título_20_2_20_Char" style:display-name="Título 2 Char" style:family="text" style:parent-style-name="Default_20_Paragraph_20_Font" loext:linked-style-name="Heading_20_2">
      <style:text-properties style:font-name="Times New Roman" fo:font-family="'Times New Roman'" style:font-family-generic="roman" style:font-pitch="variable" fo:font-size="10pt" fo:font-weight="bold" style:font-size-asian="10pt" style:font-weight-asian="bold" style:font-size-complex="14pt"/>
    </style:style>
    <style:style style:name="Cabeçalho_20_Char" style:display-name="Cabeçalho Char" style:family="text" style:parent-style-name="Default_20_Paragraph_20_Font" loext:linked-style-name="Header">
      <style:text-properties style:font-name="Times New Roman" fo:font-family="'Times New Roman'" style:font-family-generic="roman" style:font-pitch="variable" fo:font-size="10pt" style:font-size-asian="10pt"/>
    </style:style>
    <style:style style:name="Rodapé_20_Char" style:display-name="Rodapé Char" style:family="text" style:parent-style-name="Default_20_Paragraph_20_Font" loext:linked-style-name="Footer">
      <style:text-properties style:font-name="Times New Roman" fo:font-family="'Times New Roman'" style:font-family-generic="roman" style:font-pitch="variable" fo:font-size="10pt" style:font-size-asian="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10" style:display-name="ListLabel 110"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fo:font-weight="bold" style:font-weight-asian="bold"/>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style style:name="ListLabel_20_283" style:display-name="ListLabel 283" style:family="text"/>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style style:name="ListLabel_20_286" style:display-name="ListLabel 286" style:family="text"/>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 style:font-family-complex="'Courier New'" style:font-family-generic-complex="system" style:font-pitch-complex="variable"/>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system" style:font-pitch-complex="variable"/>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system" style:font-pitch-complex="variable"/>
    </style:style>
    <style:style style:name="ListLabel_20_306" style:display-name="ListLabel 306"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316" style:display-name="ListLabel 316" style:family="text"/>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style style:name="ListLabel_20_319" style:display-name="ListLabel 319" style:family="text"/>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style style:name="ListLabel_20_322" style:display-name="ListLabel 322" style:family="text"/>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style style:name="ListLabel_20_328" style:display-name="ListLabel 328" style:family="text"/>
    <style:style style:name="ListLabel_20_329" style:display-name="ListLabel 329" style:family="text">
      <style:text-properties style:font-name-complex="Courier New" style:font-family-complex="'Courier New'" style:font-family-generic-complex="system" style:font-pitch-complex="variable"/>
    </style:style>
    <style:style style:name="ListLabel_20_330" style:display-name="ListLabel 330" style:family="text"/>
    <style:style style:name="ListLabel_20_331" style:display-name="ListLabel 331" style:family="text"/>
    <style:style style:name="ListLabel_20_332" style:display-name="ListLabel 332" style:family="text">
      <style:text-properties style:font-name-complex="Courier New" style:font-family-complex="'Courier New'" style:font-family-generic-complex="system" style:font-pitch-complex="variable"/>
    </style:style>
    <style:style style:name="ListLabel_20_333" style:display-name="ListLabel 333" style:family="text"/>
    <style:style style:name="ListLabel_20_334" style:display-name="ListLabel 334"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335" style:display-name="ListLabel 335" style:family="text">
      <style:text-properties style:font-name-complex="Courier New" style:font-family-complex="'Courier New'" style:font-family-generic-complex="system" style:font-pitch-complex="variable"/>
    </style:style>
    <style:style style:name="ListLabel_20_336" style:display-name="ListLabel 336" style:family="text"/>
    <style:style style:name="ListLabel_20_337" style:display-name="ListLabel 337" style:family="text"/>
    <style:style style:name="ListLabel_20_338" style:display-name="ListLabel 338" style:family="text">
      <style:text-properties style:font-name-complex="Courier New" style:font-family-complex="'Courier New'" style:font-family-generic-complex="system" style:font-pitch-complex="variable"/>
    </style:style>
    <style:style style:name="ListLabel_20_339" style:display-name="ListLabel 339" style:family="text"/>
    <style:style style:name="ListLabel_20_340" style:display-name="ListLabel 340" style:family="text"/>
    <style:style style:name="ListLabel_20_341" style:display-name="ListLabel 341" style:family="text">
      <style:text-properties style:font-name-complex="Courier New" style:font-family-complex="'Courier New'" style:font-family-generic-complex="system" style:font-pitch-complex="variable"/>
    </style:style>
    <style:style style:name="ListLabel_20_342" style:display-name="ListLabel 342" style:family="text"/>
    <style:style style:name="ListLabel_20_343" style:display-name="ListLabel 343" style:family="text"/>
    <style:style style:name="ListLabel_20_344" style:display-name="ListLabel 344" style:family="text">
      <style:text-properties style:font-name-complex="Courier New" style:font-family-complex="'Courier New'" style:font-family-generic-complex="system" style:font-pitch-complex="variable"/>
    </style:style>
    <style:style style:name="ListLabel_20_345" style:display-name="ListLabel 345" style:family="text"/>
    <style:style style:name="ListLabel_20_346" style:display-name="ListLabel 346" style:family="text"/>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style style:name="ListLabel_20_349" style:display-name="ListLabel 349" style:family="text"/>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style style:name="ListLabel_20_352" style:display-name="ListLabel 352" style:family="text"/>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style style:name="ListLabel_20_355" style:display-name="ListLabel 355" style:family="text"/>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style style:name="ListLabel_20_358" style:display-name="ListLabel 358" style:family="text"/>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style style:name="ListLabel_20_361" style:display-name="ListLabel 36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style style:name="ListLabel_20_364" style:display-name="ListLabel 364" style:family="text"/>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style style:name="ListLabel_20_367" style:display-name="ListLabel 367" style:family="text"/>
    <style:style style:name="ListLabel_20_368" style:display-name="ListLabel 368" style:family="text">
      <style:text-properties style:font-name-complex="Courier New" style:font-family-complex="'Courier New'" style:font-family-generic-complex="system" style:font-pitch-complex="variable"/>
    </style:style>
    <style:style style:name="ListLabel_20_369" style:display-name="ListLabel 369" style:family="text"/>
    <style:style style:name="ListLabel_20_370" style:display-name="ListLabel 370"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371" style:display-name="ListLabel 371" style:family="text">
      <style:text-properties style:font-name-complex="Courier New" style:font-family-complex="'Courier New'" style:font-family-generic-complex="system" style:font-pitch-complex="variable"/>
    </style:style>
    <style:style style:name="ListLabel_20_372" style:display-name="ListLabel 372" style:family="text"/>
    <style:style style:name="ListLabel_20_373" style:display-name="ListLabel 373" style:family="text"/>
    <style:style style:name="ListLabel_20_374" style:display-name="ListLabel 374" style:family="text">
      <style:text-properties style:font-name-complex="Courier New" style:font-family-complex="'Courier New'" style:font-family-generic-complex="system" style:font-pitch-complex="variable"/>
    </style:style>
    <style:style style:name="ListLabel_20_375" style:display-name="ListLabel 375" style:family="text"/>
    <style:style style:name="ListLabel_20_376" style:display-name="ListLabel 376" style:family="text"/>
    <style:style style:name="ListLabel_20_377" style:display-name="ListLabel 377" style:family="text">
      <style:text-properties style:font-name-complex="Courier New" style:font-family-complex="'Courier New'" style:font-family-generic-complex="system" style:font-pitch-complex="variable"/>
    </style:style>
    <style:style style:name="ListLabel_20_378" style:display-name="ListLabel 378" style:family="text"/>
    <style:style style:name="ListLabel_20_379" style:display-name="ListLabel 379" style:family="text"/>
    <style:style style:name="ListLabel_20_380" style:display-name="ListLabel 380" style:family="text">
      <style:text-properties style:font-name-complex="Courier New" style:font-family-complex="'Courier New'" style:font-family-generic-complex="system" style:font-pitch-complex="variable"/>
    </style:style>
    <style:style style:name="ListLabel_20_381" style:display-name="ListLabel 381" style:family="text"/>
    <style:style style:name="ListLabel_20_382" style:display-name="ListLabel 382" style:family="text"/>
    <style:style style:name="ListLabel_20_383" style:display-name="ListLabel 383" style:family="text">
      <style:text-properties style:font-name-complex="Courier New" style:font-family-complex="'Courier New'" style:font-family-generic-complex="system" style:font-pitch-complex="variable"/>
    </style:style>
    <style:style style:name="ListLabel_20_384" style:display-name="ListLabel 384" style:family="text"/>
    <style:style style:name="ListLabel_20_385" style:display-name="ListLabel 385" style:family="text"/>
    <style:style style:name="ListLabel_20_386" style:display-name="ListLabel 386" style:family="text">
      <style:text-properties style:font-name-complex="Courier New" style:font-family-complex="'Courier New'" style:font-family-generic-complex="system" style:font-pitch-complex="variable"/>
    </style:style>
    <style:style style:name="ListLabel_20_387" style:display-name="ListLabel 387" style:family="text"/>
    <style:style style:name="ListLabel_20_388" style:display-name="ListLabel 388" style:family="text"/>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style style:name="ListLabel_20_391" style:display-name="ListLabel 391" style:family="text"/>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style style:name="ListLabel_20_394" style:display-name="ListLabel 394" style:family="text"/>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style style:name="ListLabel_20_397" style:display-name="ListLabel 397" style:family="text"/>
    <style:style style:name="ListLabel_20_398" style:display-name="ListLabel 398" style:family="text">
      <style:text-properties style:font-name-complex="Courier New" style:font-family-complex="'Courier New'" style:font-family-generic-complex="system" style:font-pitch-complex="variable"/>
    </style:style>
    <style:style style:name="ListLabel_20_399" style:display-name="ListLabel 399" style:family="text"/>
    <style:style style:name="ListLabel_20_400" style:display-name="ListLabel 400" style:family="text"/>
    <style:style style:name="ListLabel_20_401" style:display-name="ListLabel 401" style:family="text">
      <style:text-properties style:font-name-complex="Courier New" style:font-family-complex="'Courier New'" style:font-family-generic-complex="system" style:font-pitch-complex="variable"/>
    </style:style>
    <style:style style:name="ListLabel_20_402" style:display-name="ListLabel 402" style:family="text"/>
    <style:style style:name="ListLabel_20_403" style:display-name="ListLabel 403" style:family="text"/>
    <style:style style:name="ListLabel_20_404" style:display-name="ListLabel 404" style:family="text">
      <style:text-properties style:font-name-complex="Courier New" style:font-family-complex="'Courier New'" style:font-family-generic-complex="system" style:font-pitch-complex="variable"/>
    </style:style>
    <style:style style:name="ListLabel_20_405" style:display-name="ListLabel 405" style:family="text"/>
    <style:style style:name="ListLabel_20_406" style:display-name="ListLabel 406" style:family="text">
      <style:text-properties style:font-name-complex="Times New Roman1" style:font-family-complex="'Times New Roman'" style:font-family-generic-complex="system" style:font-pitch-complex="variable" style:font-size-complex="10pt"/>
    </style:style>
    <style:style style:name="ListLabel_20_407" style:display-name="ListLabel 407"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2.7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3.7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2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2"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25in" fo:margin-left="0.75in"/>
        </style:list-level-properties>
        <style:text-properties fo:font-family="Arial"/>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45" loext:num-list-format="" style:num-suffix="" text:bullet-char="">
        <style:list-level-properties text:list-level-position-and-space-mode="label-alignment">
          <style:list-level-label-alignment text:label-followed-by="listtab" fo:text-indent="-0.248in" fo:margin-left="0.248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48in" fo:margin-left="0.4839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48in" fo:margin-left="0.7201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48in" fo:margin-left="0.9563in"/>
        </style:list-level-properties>
        <style:text-properties fo:font-family="Symbol"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48in" fo:margin-left="1.1925in"/>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48in" fo:margin-left="1.428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48in" fo:margin-left="1.6646in"/>
        </style:list-level-properties>
        <style:text-properties fo:font-family="Symbol"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48in" fo:margin-left="1.9008in"/>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48in" fo:margin-left="2.1366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155" loext:num-list-format="•" style:num-suffix="•" text:bullet-char="•">
        <style:list-level-properties text:list-level-position-and-space-mode="label-alignment">
          <style:list-level-label-alignment text:label-followed-by="listtab" fo:text-indent="-0.25in" fo:margin-left="0.75in"/>
        </style:list-level-properties>
        <style:text-properties fo:font-family="'Times New Roman'"/>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63"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173" loext:num-list-format="•" style:num-suffix="•" text:bullet-char="•">
        <style:list-level-properties text:list-level-position-and-space-mode="label-alignment">
          <style:list-level-label-alignment text:label-followed-by="listtab" fo:text-indent="-0.25in" fo:margin-left="0.75in"/>
        </style:list-level-properties>
        <style:text-properties fo:font-family="'Times New Roman'"/>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0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35"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53"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62"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80"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bullet text:level="2" text:style-name="ListLabel_20_28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28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8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8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8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8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28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8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8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90" loext:num-list-format="•" style:num-suffix="•" text:bullet-char="•">
        <style:list-level-properties text:list-level-position-and-space-mode="label-alignment">
          <style:list-level-label-alignment text:label-followed-by="listtab" fo:text-indent="-0.25in" fo:margin-left="0.75in"/>
        </style:list-level-properties>
        <style:text-properties fo:font-family="'Times New Roman'"/>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9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0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0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0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0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0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30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31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1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1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2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2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2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2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2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2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34"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bullet text:level="2" text:style-name="ListLabel_20_33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3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3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3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4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4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4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43"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4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4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4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4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4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5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5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5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5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5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5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5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5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5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61"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bullet text:level="2" text:style-name="ListLabel_20_36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6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6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6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6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6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6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70" loext:num-list-format="•" style:num-suffix="•" text:bullet-char="•">
        <style:list-level-properties text:list-level-position-and-space-mode="label-alignment">
          <style:list-level-label-alignment text:label-followed-by="listtab" fo:text-indent="-0.25in" fo:margin-left="0.25in"/>
        </style:list-level-properties>
        <style:text-properties fo:font-family="'Times New Roman'"/>
      </text:list-level-style-bullet>
      <text:list-level-style-bullet text:level="2" text:style-name="ListLabel_20_37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7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7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7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7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7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7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7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8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8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8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8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8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8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8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8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8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8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39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9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9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39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9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9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9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39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9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40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40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40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40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40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40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0.5in" fo:margin-bottom="0.5in" fo:margin-left="0.4in" fo:margin-right="0.4in" style:writing-mode="lr-tb" style:layout-grid-color="#c0c0c0" style:layout-grid-lines="27160" style:layout-grid-base-height="0.0693in" style:layout-grid-ruby-height="0in" style:layout-grid-mode="none" style:layout-grid-ruby-below="false" style:layout-grid-print="false" style:layout-grid-display="false" style:layout-grid-base-width="0.139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28</meta:editing-cycles>
    <meta:print-date>2026-01-18T21:53:55.260655236</meta:print-date>
    <meta:creation-date>2023-03-31T22:26:00</meta:creation-date>
    <dc:date>2026-01-19T12:13:31.287188263</dc:date>
    <meta:generator>LibreOffice/24.2.7.2$Linux_X86_64 LibreOffice_project/420$Build-2</meta:generator>
    <meta:editing-duration>PT23H36M9S</meta:editing-duration>
    <meta:printed-by>PDF files</meta:printed-by>
    <meta:document-statistic meta:table-count="0" meta:image-count="0" meta:object-count="0" meta:page-count="2" meta:paragraph-count="55" meta:word-count="1142" meta:character-count="8389" meta:non-whitespace-character-count="7325"/>
    <meta:user-defined meta:name="AppVersion">16.0000</meta:user-defined>
    <meta:template xlink:type="simple" xlink:actuate="onRequest" xlink:title="Normal.dotm" xlink:href=""/>
  </office:meta>
</office:document-meta>
</file>